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85cm" fo:min-width="13.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85cm" fo:min-width="10.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6.75cm" fo:min-width="2.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85cm" fo:min-width="2.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85cm" fo:min-width="2.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85cm" fo:min-width="2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4.4cm" svg:height="3.1cm" svg:x="3.3cm" svg:y="16.5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8cm" svg:height="3.1cm" svg:x="3.3cm" svg:y="12.9cm">
          <text:p text:style-name="P1"><text:span text:style-name="T1">YAR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7cm" svg:x="14.5cm" svg:y="9cm">
          <text:p text:style-name="P1"><text:span text:style-name="T1">H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3.1cm" svg:x="3.3cm" svg:y="9cm">
          <text:p text:style-name="P1"><text:span text:style-name="T1">Spa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cm" svg:height="3.1cm" svg:x="7.1cm" svg:y="9cm">
          <text:p text:style-name="P1"><text:span text:style-name="T1">Hi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3.1cm" svg:x="10.7cm" svg:y="9cm">
          <text:p text:style-name="P1"><text:span text:style-name="T1">M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4cm" svg:height="3.1cm" svg:x="3.2cm" svg:y="5.4cm">
          <text:p text:style-name="P1"><text:span text:style-name="T1">HU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3:22:50.300695177</meta:creation-date>
    <dc:date>2019-05-28T13:30:51.634831902</dc:date>
    <meta:editing-duration>PT6M16S</meta:editing-duration>
    <meta:editing-cycles>3</meta:editing-cycles>
    <meta:generator>LibreOffice/5.1.6.2$Linux_X86_64 LibreOffice_project/10m0$Build-2</meta:generator>
    <meta:document-statistic meta:object-count="7"/>
  </office:meta>
</office:document-meta>
</file>